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40000011E64E71B0B503B6C5E.png" manifest:media-type="image/png"/>
  <manifest:file-entry manifest:full-path="Pictures/10000001000002DE0000005986CE6512E77C156A.png" manifest:media-type="image/png"/>
  <manifest:file-entry manifest:full-path="Pictures/100000010000036A000000C1E72874437F4B4A33.png" manifest:media-type="image/png"/>
  <manifest:file-entry manifest:full-path="Pictures/100000000000037E000000639D813D76DBCBD8CC.png" manifest:media-type="image/png"/>
  <manifest:file-entry manifest:full-path="Pictures/100000000000038A000000F9BAC2157A6E44DD30.png" manifest:media-type="image/png"/>
  <manifest:file-entry manifest:full-path="Pictures/100000000000037E000000F9A03AF8185859083A.png" manifest:media-type="image/png"/>
  <manifest:file-entry manifest:full-path="Pictures/10000000000002430000025D362EDCFD0FC4FBBC.png" manifest:media-type="image/png"/>
  <manifest:file-entry manifest:full-path="Pictures/100000010000036A00000086997617889FD9650B.png" manifest:media-type="image/png"/>
  <manifest:file-entry manifest:full-path="Pictures/100000010000036A000000656AD8C0C6EDDEAE1C.png" manifest:media-type="image/png"/>
  <manifest:file-entry manifest:full-path="Pictures/1000000100000326000000E454411436349443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rsid="00013f47" officeooo:paragraph-rsid="00013f47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013f47" officeooo:paragraph-rsid="0003085f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02dbf2" officeooo:paragraph-rsid="0002dbf2" style:font-size-asian="14pt" style:font-size-complex="16pt"/>
    </style:style>
    <style:style style:name="T1" style:family="text">
      <style:text-properties officeooo:rsid="0002dbf2"/>
    </style:style>
    <style:style style:name="T2" style:family="text">
      <style:text-properties officeooo:rsid="0003085f"/>
    </style:style>
    <style:style style:name="T3" style:family="text">
      <style:text-properties officeooo:rsid="00044e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:</text:p>
      <text:p text:style-name="P1"><draw:frame draw:style-name="fr2" draw:name="Image1" text:anchor-type="char" svg:width="17cm" svg:height="6.608cm" draw:z-index="0"><draw:image xlink:href="Pictures/1000000100000326000000E45441143634944376.png" xlink:type="simple" xlink:show="embed" xlink:actuate="onLoad" draw:mime-type="image/png"/></draw:frame><text:line-break/>Task 2:</text:p>
      <text:p text:style-name="P1"/>
      <text:p text:style-name="P1"><draw:frame draw:style-name="fr1" draw:name="Image2" text:anchor-type="char" svg:x="0.145cm" svg:y="0.314cm" svg:width="15.319cm" svg:height="16.007cm" draw:z-index="1"><draw:image xlink:href="Pictures/10000000000002430000025D362EDCFD0FC4FBBC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1" draw:name="Image4" text:anchor-type="char" svg:x="-0.166cm" svg:y="0.482cm" svg:width="17cm" svg:height="4.671cm" draw:z-index="3"><draw:image xlink:href="Pictures/100000000000038A000000F9BAC2157A6E44DD30.png" xlink:type="simple" xlink:show="embed" xlink:actuate="onLoad" draw:mime-type="image/png"/></draw:frame></text:p>
      <text:p text:style-name="P1"/>
      <text:p text:style-name="P1"><draw:frame draw:style-name="fr1" draw:name="Image3" text:anchor-type="char" svg:x="-0.363cm" svg:y="0.222cm" svg:width="17cm" svg:height="4.734cm" draw:z-index="2"><draw:image xlink:href="Pictures/100000000000037E000000F9A03AF8185859083A.png" xlink:type="simple" xlink:show="embed" xlink:actuate="onLoad" draw:mime-type="image/png"/></draw:frame><text:line-break/><text:span text:style-name="T1">Task3:</text:span></text:p>
      <text:p text:style-name="P1"><draw:frame draw:style-name="fr2" draw:name="Image5" text:anchor-type="char" svg:width="17cm" svg:height="1.882cm" draw:z-index="4"><draw:image xlink:href="Pictures/100000000000037E000000639D813D76DBCBD8CC.png" xlink:type="simple" xlink:show="embed" xlink:actuate="onLoad" draw:mime-type="image/png"/></draw:frame></text:p>
      <text:p text:style-name="P1"/>
      <text:p text:style-name="P3">Task4:</text:p>
      <text:p text:style-name="P3"><draw:frame draw:style-name="fr1" draw:name="Image6" text:anchor-type="char" svg:x="0cm" svg:y="0cm" svg:width="17cm" svg:height="1.963cm" draw:z-index="5"><draw:image xlink:href="Pictures/100000010000036A000000656AD8C0C6EDDEAE1C.png" xlink:type="simple" xlink:show="embed" xlink:actuate="onLoad" draw:mime-type="image/png"/></draw:frame></text:p>
      <text:p text:style-name="P2"><draw:frame draw:style-name="fr2" draw:name="Image7" text:anchor-type="char" svg:width="17cm" svg:height="2.605cm" draw:z-index="6"><draw:image xlink:href="Pictures/100000010000036A00000086997617889FD9650B.png" xlink:type="simple" xlink:show="embed" xlink:actuate="onLoad" draw:mime-type="image/png"/></draw:frame><text:line-break/></text:p>
      <text:p text:style-name="P2"/>
      <text:p text:style-name="P2"/>
      <text:p text:style-name="P2"><text:soft-page-break/><text:span text:style-name="T2">Task5:<text:line-break/></text:span></text:p>
      <text:p text:style-name="P2"><draw:frame draw:style-name="fr2" draw:name="Image8" text:anchor-type="char" svg:width="17cm" svg:height="3.754cm" draw:z-index="7"><draw:image xlink:href="Pictures/100000010000036A000000C1E72874437F4B4A33.png" xlink:type="simple" xlink:show="embed" xlink:actuate="onLoad" draw:mime-type="image/png"/></draw:frame><text:span text:style-name="T2">Task6:</text:span></text:p>
      <text:p text:style-name="P2"><draw:frame draw:style-name="fr2" draw:name="Image9" text:anchor-type="char" svg:width="17cm" svg:height="5.706cm" draw:z-index="8"><draw:image xlink:href="Pictures/10000001000003540000011E64E71B0B503B6C5E.png" xlink:type="simple" xlink:show="embed" xlink:actuate="onLoad" draw:mime-type="image/png"/></draw:frame><draw:frame draw:style-name="fr1" draw:name="Image10" text:anchor-type="char" svg:x="-0.199cm" svg:y="8.07cm" svg:width="17cm" svg:height="2.06cm" draw:z-index="9"><draw:image xlink:href="Pictures/10000001000002DE0000005986CE6512E77C156A.png" xlink:type="simple" xlink:show="embed" xlink:actuate="onLoad" draw:mime-type="image/png"/></draw:frame><text:line-break/><text:line-break/><text:span text:style-name="T3">Task7: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8T22:00:50.874732248</meta:creation-date>
    <dc:date>2025-06-28T22:32:59.483020013</dc:date>
    <meta:editing-duration>PT1M18S</meta:editing-duration>
    <meta:editing-cycles>1</meta:editing-cycles>
    <meta:document-statistic meta:table-count="0" meta:image-count="10" meta:object-count="0" meta:page-count="3" meta:paragraph-count="8" meta:word-count="9" meta:character-count="53" meta:non-whitespace-character-count="42"/>
    <meta:generator>LibreOffice/7.3.7.2$Linux_X86_64 LibreOffice_project/30$Build-2</meta:generator>
  </office:meta>
</office:document-meta>
</file>